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e5c5" officeooo:paragraph-rsid="001be5c5"/>
    </style:style>
    <style:style style:name="P2" style:family="paragraph" style:parent-style-name="Standard" style:list-style-name="L1">
      <style:text-properties officeooo:rsid="001be5c5" officeooo:paragraph-rsid="001be5c5"/>
    </style:style>
    <style:style style:name="P3" style:family="paragraph" style:parent-style-name="Standard">
      <style:text-properties officeooo:rsid="001ec705" officeooo:paragraph-rsid="001ec705"/>
    </style:style>
    <style:style style:name="P4" style:family="paragraph" style:parent-style-name="Standard" style:list-style-name="L2">
      <style:text-properties officeooo:rsid="001ec705" officeooo:paragraph-rsid="001ec705"/>
    </style:style>
    <style:style style:name="P5" style:family="paragraph" style:parent-style-name="Standard" style:list-style-name="L2">
      <style:text-properties officeooo:rsid="001feeb9" officeooo:paragraph-rsid="001feeb9"/>
    </style:style>
    <style:style style:name="P6" style:family="paragraph" style:parent-style-name="Standard">
      <style:text-properties officeooo:rsid="001feeb9" officeooo:paragraph-rsid="001feeb9"/>
    </style:style>
    <style:style style:name="P7" style:family="paragraph" style:parent-style-name="Standard">
      <style:text-properties officeooo:rsid="00220631" officeooo:paragraph-rsid="00220631"/>
    </style:style>
    <style:style style:name="P8" style:family="paragraph" style:parent-style-name="Standard" style:list-style-name="L3">
      <style:text-properties officeooo:rsid="00220631" officeooo:paragraph-rsid="00220631"/>
    </style:style>
    <style:style style:name="P9" style:family="paragraph" style:parent-style-name="Standard">
      <style:text-properties officeooo:rsid="0023d9e8" officeooo:paragraph-rsid="0023d9e8"/>
    </style:style>
    <style:style style:name="P10" style:family="paragraph" style:parent-style-name="Standard" style:list-style-name="L4">
      <style:text-properties officeooo:rsid="0023d9e8" officeooo:paragraph-rsid="0023d9e8"/>
    </style:style>
    <style:style style:name="P11" style:family="paragraph" style:parent-style-name="Standard" style:list-style-name="L4">
      <style:text-properties officeooo:rsid="00259cdb" officeooo:paragraph-rsid="00259cdb"/>
    </style:style>
    <style:style style:name="P12" style:family="paragraph" style:parent-style-name="Standard" style:list-style-name="L4">
      <style:text-properties officeooo:rsid="00273c47" officeooo:paragraph-rsid="00273c47"/>
    </style:style>
    <style:style style:name="P13" style:family="paragraph" style:parent-style-name="Standard" style:list-style-name="L4">
      <style:text-properties officeooo:rsid="0028ae7e" officeooo:paragraph-rsid="0028ae7e"/>
    </style:style>
    <style:style style:name="P14" style:family="paragraph" style:parent-style-name="Standard" style:list-style-name="L4">
      <style:text-properties officeooo:rsid="002a2beb" officeooo:paragraph-rsid="002a2beb"/>
    </style:style>
    <style:style style:name="P15" style:family="paragraph" style:parent-style-name="Standard" style:list-style-name="L4">
      <style:text-properties officeooo:rsid="002bea93" officeooo:paragraph-rsid="002bea93"/>
    </style:style>
    <style:style style:name="P16" style:family="paragraph" style:parent-style-name="Standard">
      <style:text-properties officeooo:rsid="002bea93" officeooo:paragraph-rsid="002bea93"/>
    </style:style>
    <style:style style:name="P17" style:family="paragraph" style:parent-style-name="Standard">
      <style:text-properties officeooo:rsid="002f22d5" officeooo:paragraph-rsid="002f22d5"/>
    </style:style>
    <style:style style:name="P18" style:family="paragraph" style:parent-style-name="Standard">
      <style:text-properties officeooo:rsid="002f8641" officeooo:paragraph-rsid="002f8641"/>
    </style:style>
    <style:style style:name="P19" style:family="paragraph" style:parent-style-name="Standard" style:list-style-name="L5">
      <style:text-properties officeooo:rsid="002f8641" officeooo:paragraph-rsid="002f8641"/>
    </style:style>
    <style:style style:name="P20" style:family="paragraph" style:parent-style-name="Standard" style:list-style-name="L5">
      <style:text-properties officeooo:rsid="0032980f" officeooo:paragraph-rsid="0032980f"/>
    </style:style>
    <style:style style:name="P21" style:family="paragraph" style:parent-style-name="Standard" style:list-style-name="L5">
      <style:text-properties officeooo:rsid="0030da9c" officeooo:paragraph-rsid="0030da9c"/>
    </style:style>
    <style:style style:name="P22" style:family="paragraph" style:parent-style-name="Standard">
      <style:text-properties officeooo:rsid="0030da9c" officeooo:paragraph-rsid="0030da9c"/>
    </style:style>
    <style:style style:name="P23" style:family="paragraph" style:parent-style-name="Standard">
      <style:text-properties officeooo:rsid="0035d81b" officeooo:paragraph-rsid="0035d81b"/>
    </style:style>
    <style:style style:name="P24" style:family="paragraph" style:parent-style-name="Standard" style:list-style-name="L6">
      <style:text-properties officeooo:rsid="0035d81b" officeooo:paragraph-rsid="0035d81b"/>
    </style:style>
    <style:style style:name="P25" style:family="paragraph" style:parent-style-name="Standard" style:list-style-name="L6">
      <style:text-properties officeooo:rsid="0036c74f" officeooo:paragraph-rsid="0036c74f"/>
    </style:style>
    <style:style style:name="P26" style:family="paragraph" style:parent-style-name="Standard" style:list-style-name="L6">
      <style:text-properties officeooo:rsid="003a101e" officeooo:paragraph-rsid="003a101e"/>
    </style:style>
    <style:style style:name="P27" style:family="paragraph" style:parent-style-name="Standard" style:list-style-name="L6">
      <style:text-properties officeooo:rsid="003bb2f0" officeooo:paragraph-rsid="003bb2f0"/>
    </style:style>
    <style:style style:name="P28" style:family="paragraph" style:parent-style-name="Standard" style:list-style-name="L6">
      <style:text-properties officeooo:rsid="003d3830" officeooo:paragraph-rsid="003d3830"/>
    </style:style>
    <style:style style:name="P29" style:family="paragraph" style:parent-style-name="Standard" style:list-style-name="L6">
      <style:text-properties officeooo:rsid="00445fd6" officeooo:paragraph-rsid="00445fd6"/>
    </style:style>
    <style:style style:name="P30" style:family="paragraph" style:parent-style-name="Standard" style:list-style-name="L6">
      <style:text-properties officeooo:rsid="00462861" officeooo:paragraph-rsid="00462861"/>
    </style:style>
    <style:style style:name="P31" style:family="paragraph" style:parent-style-name="Standard">
      <style:text-properties officeooo:rsid="0046c295" officeooo:paragraph-rsid="0046c295"/>
    </style:style>
    <style:style style:name="P32" style:family="paragraph" style:parent-style-name="Standard" style:list-style-name="L7">
      <style:text-properties officeooo:rsid="0047aa17" officeooo:paragraph-rsid="0047aa17"/>
    </style:style>
    <style:style style:name="P33" style:family="paragraph" style:parent-style-name="Standard" style:list-style-name="L7">
      <style:text-properties officeooo:rsid="0048d943" officeooo:paragraph-rsid="0048d943"/>
    </style:style>
    <style:style style:name="P34" style:family="paragraph" style:parent-style-name="Standard" style:list-style-name="L7">
      <style:text-properties officeooo:rsid="0048fcbf" officeooo:paragraph-rsid="0048fcbf"/>
    </style:style>
    <style:style style:name="P35" style:family="paragraph" style:parent-style-name="Standard" style:list-style-name="L7">
      <style:text-properties officeooo:rsid="004a19b9" officeooo:paragraph-rsid="004a19b9"/>
    </style:style>
    <style:style style:name="P36" style:family="paragraph" style:parent-style-name="Standard" style:list-style-name="L7">
      <style:text-properties officeooo:rsid="004cf9e7" officeooo:paragraph-rsid="004cf9e7"/>
    </style:style>
    <style:style style:name="P37" style:family="paragraph" style:parent-style-name="Standard" style:list-style-name="L7">
      <style:text-properties officeooo:rsid="004d6d5c" officeooo:paragraph-rsid="004d6d5c"/>
    </style:style>
    <style:style style:name="P38" style:family="paragraph" style:parent-style-name="Standard" style:list-style-name="L7">
      <style:text-properties officeooo:rsid="004fdd63" officeooo:paragraph-rsid="0051d8ff"/>
    </style:style>
    <style:style style:name="P39" style:family="paragraph" style:parent-style-name="Standard">
      <style:text-properties officeooo:rsid="0054739a" officeooo:paragraph-rsid="0054739a"/>
    </style:style>
    <style:style style:name="P40" style:family="paragraph" style:parent-style-name="Standard" style:list-style-name="L8">
      <style:text-properties officeooo:rsid="00566b54" officeooo:paragraph-rsid="00566b54"/>
    </style:style>
    <style:style style:name="P41" style:family="paragraph" style:parent-style-name="Standard" style:list-style-name="L8">
      <style:text-properties officeooo:rsid="00570937" officeooo:paragraph-rsid="00570937"/>
    </style:style>
    <style:style style:name="P42" style:family="paragraph" style:parent-style-name="Standard" style:list-style-name="L8">
      <style:text-properties officeooo:rsid="00579697" officeooo:paragraph-rsid="00579697"/>
    </style:style>
    <style:style style:name="P43" style:family="paragraph" style:parent-style-name="Standard" style:list-style-name="L8">
      <style:text-properties officeooo:rsid="005c5b90" officeooo:paragraph-rsid="005c5b90"/>
    </style:style>
    <style:style style:name="P44" style:family="paragraph" style:parent-style-name="Standard" style:list-style-name="L8">
      <style:text-properties officeooo:rsid="005c9197" officeooo:paragraph-rsid="005c9197"/>
    </style:style>
    <style:style style:name="P45" style:family="paragraph" style:parent-style-name="Standard" style:list-style-name="L8">
      <style:text-properties officeooo:rsid="005d1395" officeooo:paragraph-rsid="005d1395"/>
    </style:style>
    <style:style style:name="P46" style:family="paragraph" style:parent-style-name="Standard" style:list-style-name="L8">
      <style:text-properties officeooo:rsid="00585e49" officeooo:paragraph-rsid="00585e49"/>
    </style:style>
    <style:style style:name="T1" style:family="text">
      <style:text-properties officeooo:rsid="001feeb9"/>
    </style:style>
    <style:style style:name="T2" style:family="text">
      <style:text-properties officeooo:rsid="0020c192"/>
    </style:style>
    <style:style style:name="T3" style:family="text">
      <style:text-properties officeooo:rsid="00220631"/>
    </style:style>
    <style:style style:name="T4" style:family="text">
      <style:text-properties officeooo:rsid="0025fb0c"/>
    </style:style>
    <style:style style:name="T5" style:family="text">
      <style:text-properties officeooo:rsid="0030f4a9"/>
    </style:style>
    <style:style style:name="T6" style:family="text">
      <style:text-properties officeooo:rsid="0036c74f"/>
    </style:style>
    <style:style style:name="T7" style:family="text">
      <style:text-properties officeooo:rsid="003bc2fa"/>
    </style:style>
    <style:style style:name="T8" style:family="text">
      <style:text-properties officeooo:rsid="003ee6bb"/>
    </style:style>
    <style:style style:name="T9" style:family="text">
      <style:text-properties officeooo:rsid="0040bc2f"/>
    </style:style>
    <style:style style:name="T10" style:family="text">
      <style:text-properties officeooo:rsid="0042a73e"/>
    </style:style>
    <style:style style:name="T11" style:family="text">
      <style:text-properties officeooo:rsid="00444a5f"/>
    </style:style>
    <style:style style:name="T12" style:family="text">
      <style:text-properties officeooo:rsid="004e8f11"/>
    </style:style>
    <style:style style:name="T13" style:family="text">
      <style:text-properties officeooo:rsid="004c16a6"/>
    </style:style>
    <style:style style:name="T14" style:family="text">
      <style:text-properties officeooo:rsid="0051d8ff"/>
    </style:style>
    <style:style style:name="T15" style:family="text">
      <style:text-properties officeooo:rsid="00532635"/>
    </style:style>
    <style:style style:name="T16" style:family="text">
      <style:text-properties officeooo:rsid="00518e73"/>
    </style:style>
    <style:style style:name="T17" style:family="text">
      <style:text-properties officeooo:rsid="00585e49"/>
    </style:style>
    <style:style style:name="T18" style:family="text">
      <style:text-properties officeooo:rsid="0058c13e"/>
    </style:style>
    <style:style style:name="T19" style:family="text">
      <style:text-properties officeooo:rsid="0059d05e"/>
    </style:style>
    <style:style style:name="T20" style:family="text">
      <style:text-properties officeooo:rsid="005b71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biologia → studia microorganismi, organismi unicellulari → possono formare aggregati multicellulari</text:p>
      <text:p text:style-name="P1"/>
      <text:p text:style-name="P1">Classificazione:</text:p>
      <text:list text:style-name="L1">
        <text:list-item>
          <text:p text:style-name="P2">Eucarioti → hanno un nucleo ben delimitato da membrana + organelli citoplasmatici delimitati da membrane</text:p>
          <text:list>
            <text:list-item>
              <text:p text:style-name="P2">Protozoi</text:p>
            </text:list-item>
            <text:list-item>
              <text:p text:style-name="P2">Miceti </text:p>
            </text:list-item>
            <text:list-item>
              <text:p text:style-name="P2">Funghi</text:p>
            </text:list-item>
            <text:list-item>
              <text:p text:style-name="P2">Alghe</text:p>
            </text:list-item>
          </text:list>
        </text:list-item>
        <text:list-item>
          <text:p text:style-name="P2">Procarioti → DNA nel citoplasma, non ci sono organelli delimitati da membrana privi di mitocondri, dimensioni ridotte (ordine del micron, serve microscopio ottico)</text:p>
          <text:list>
            <text:list-item>
              <text:p text:style-name="P2">Forma allungata → bacilli</text:p>
            </text:list-item>
            <text:list-item>
              <text:p text:style-name="P2">Forma sferica → cocchi</text:p>
            </text:list-item>
          </text:list>
        </text:list-item>
        <text:list-item>
          <text:p text:style-name="P2">Acellulari</text:p>
          <text:list>
            <text:list-item>
              <text:p text:style-name="P2">Virus → parassiti intracellulari obbligati → necessitano di cellula ospite per potersi replicare, mancano degli organelli necessari, in assenza di cellula ospite si inattiva. Necessario microscopio elettronico per vederli</text:p>
            </text:list-item>
          </text:list>
        </text:list-item>
      </text:list>
      <text:p text:style-name="P1"/>
      <text:p text:style-name="P3">Classificazione di microrganismi</text:p>
      <text:list text:style-name="L2">
        <text:list-item>
          <text:p text:style-name="P4">Saprofiti → vivono su materiale organico morto o in decomposizione <text:span text:style-name="T1">(muffe, funghi)</text:span></text:p>
        </text:list-item>
        <text:list-item>
          <text:p text:style-name="P5">Simbionti → rapporto di mutuo vantaggio </text:p>
        </text:list-item>
        <text:list-item>
          <text:p text:style-name="P5">Commensali → <text:span text:style-name="T2">hanno stretta relazione con l’ospite, mentre uno ottiene un benificio, l’altro non ha né benefici né svantaggi </text:span></text:p>
        </text:list-item>
        <text:list-item>
          <text:p text:style-name="P5">Parassiti → <text:span text:style-name="T3">vivono in un ospite causandone un danno → patogeni (oggetto di studio della microbiologia medica)</text:span></text:p>
        </text:list-item>
      </text:list>
      <text:p text:style-name="P6"/>
      <text:p text:style-name="P7">Microbiologia medica → studia microorganismi patogeni per l’uomo</text:p>
      <text:list text:style-name="L3">
        <text:list-item>
          <text:p text:style-name="P8">1407 specie</text:p>
          <text:list>
            <text:list-item>
              <text:p text:style-name="P8">Batteri</text:p>
            </text:list-item>
            <text:list-item>
              <text:p text:style-name="P8">Miceti/funghi</text:p>
            </text:list-item>
            <text:list-item>
              <text:p text:style-name="P8">Elminti (alcuni vermi)</text:p>
            </text:list-item>
            <text:list-item>
              <text:p text:style-name="P8">Virus</text:p>
            </text:list-item>
            <text:list-item>
              <text:p text:style-name="P8">Protozoi</text:p>
            </text:list-item>
          </text:list>
        </text:list-item>
      </text:list>
      <text:p text:style-name="P7"/>
      <text:p text:style-name="P9">Malattie infettive (contagiose e trasmissibili)</text:p>
      <text:list text:style-name="L4">
        <text:list-item>
          <text:p text:style-name="P10">Trasmesse da soggetti malati o portatori sani</text:p>
        </text:list-item>
        <text:list-item>
          <text:p text:style-name="P10">Infezione → colonizzazione di un ospite da parte di un MO (batteri, miceti, protozoi), virus o parassiti metazoi</text:p>
          <text:list>
            <text:list-item>
              <text:p text:style-name="P10">Non obbligatoria la sintomatologia</text:p>
            </text:list-item>
          </text:list>
        </text:list-item>
        <text:list-item>
          <text:p text:style-name="P10">Infestazioni → Invasione in un organismo</text:p>
        </text:list-item>
        <text:list-item>
          <text:p text:style-name="P11">Infettività → <text:span text:style-name="T4">capacità di un MO di infettare un organismo ospite → dose infettante 50 = quantità di MO necessaria per infettare il 50% degli animali esposti al contagio</text:span></text:p>
        </text:list-item>
        <text:list-item>
          <text:p text:style-name="P12">Tasso di incidenza → casi di malattia/persone suscettibili</text:p>
        </text:list-item>
        <text:list-item>
          <text:p text:style-name="P13">Dose letale 50 → numero di MO necessario per uccidere la metà degli animali inoculati</text:p>
        </text:list-item>
        <text:list-item>
          <text:p text:style-name="P14">Tasso di letalità → morti per una malattia/casi clinici manifesti è misura della virulenza nell’uomo</text:p>
        </text:list-item>
        <text:list-item>
          <text:p text:style-name="P15">Virulenza → capacità di un MO di causare una malattia grave</text:p>
        </text:list-item>
        <text:list-item>
          <text:p text:style-name="P15"><text:soft-page-break/>Patogenicità → capacità di un MO di causare una sintomatologia clinicamente evidente</text:p>
        </text:list-item>
      </text:list>
      <text:p text:style-name="P16"/>
      <text:p text:style-name="P17">Diminuzione incidenza malattie infettive <text:s/>→ negli anni ‘50 ha portato la popolazione (ma anche la comunità scientifica) a credere che non rappresentassero più un pericolo – industrie farmaceutiche hanno privilegiato lo sviluppo di farmaci importanti ma con maggiore ritorno economico</text:p>
      <text:p text:style-name="P17"/>
      <text:p text:style-name="P18">Sviluppo di antibiotico richiede 10/20 anni</text:p>
      <text:p text:style-name="P18"/>
      <text:p text:style-name="P18">Mutazioni → a volte svantaggiose per microorganismi (MO non sopravvive), altre vantaggiose (MO sopravvive e prolifera)</text:p>
      <text:p text:style-name="P18"/>
      <text:p text:style-name="P18">Cambiamento nel tipo di malattie infettive</text:p>
      <text:list text:style-name="L5">
        <text:list-item>
          <text:p text:style-name="P19">Malattia di Lyme</text:p>
        </text:list-item>
        <text:list-item>
          <text:p text:style-name="P19">Malattia dei legionari (legionellosi)</text:p>
          <text:list>
            <text:list-item>
              <text:p text:style-name="P20">Microorganismi opportunista, colpisce maggiormente uomini e anziani</text:p>
            </text:list-item>
          </text:list>
        </text:list-item>
        <text:list-item>
          <text:p text:style-name="P19">TBC</text:p>
        </text:list-item>
        <text:list-item>
          <text:p text:style-name="P19">AIDS, Aviaria, SARS, West Nile Virus, Ebola, Covid-19, Antrace</text:p>
        </text:list-item>
        <text:list-item>
          <text:p text:style-name="P21">Diffusione dei viaggi internazionali</text:p>
        </text:list-item>
        <text:list-item>
          <text:p text:style-name="P21">Ceppi antibiotico-resistenti</text:p>
        </text:list-item>
        <text:list-item>
          <text:p text:style-name="P21">Trattamenti medici (immunosoppressori, chemioterapia) → <text:span text:style-name="T5">molecole MHC (complesso maggiore di istocompatibilità, regolano compatibilità tra tessuti) → post-trapianto, MHC dell’organo diverse, organismo mette in moto risposta</text:span></text:p>
        </text:list-item>
        <text:list-item>
          <text:p text:style-name="P21">Aumento popolazione anziana</text:p>
        </text:list-item>
      </text:list>
      <text:p text:style-name="P22"/>
      <text:p text:style-name="P23">Infezione</text:p>
      <text:list text:style-name="L6">
        <text:list-item>
          <text:p text:style-name="P24">Endogene → <text:span text:style-name="T6">MO presente nel nostro corpo</text:span></text:p>
          <text:list>
            <text:list-item>
              <text:p text:style-name="P25">Abnorme espansione numerica di una specie per rottura dell’equilibrio dell’ecosistema microbico (candida)</text:p>
            </text:list-item>
            <text:list-item>
              <text:p text:style-name="P25">Trasferimento di MO in sedi diverse da quelle solitamente colonizzate</text:p>
            </text:list-item>
          </text:list>
        </text:list-item>
        <text:list-item>
          <text:p text:style-name="P24">Esogene → <text:span text:style-name="T6">MO proveniente dall’esterno</text:span></text:p>
          <text:list>
            <text:list-item>
              <text:p text:style-name="P26">Materiali inanimati</text:p>
            </text:list-item>
            <text:list-item>
              <text:p text:style-name="P26">Animali infetti</text:p>
            </text:list-item>
            <text:list-item>
              <text:p text:style-name="P26">Individui infetti</text:p>
            </text:list-item>
            <text:list-item>
              <text:p text:style-name="P27">Ingestione di alimenti o bevande contaminate → <text:span text:style-name="T7">circuito orofecale</text:span></text:p>
            </text:list-item>
            <text:list-item>
              <text:p text:style-name="P27">Via aerea → <text:span text:style-name="T7">droplets, aerosol</text:span></text:p>
            </text:list-item>
            <text:list-item>
              <text:p text:style-name="P28">Contagio sessuale → <text:span text:style-name="T8">IST </text:span><text:span text:style-name="T9">(sifilide → treponema pallidum; gonorrea → nesseria gonorrheae)</text:span><text:span text:style-name="T8"> e altre malattie infettive </text:span><text:span text:style-name="T9">che non sono in grado di sopravvivere nell’ambiente esterno. </text:span><text:span text:style-name="T10">HPV, clamidia, herpes simplex </text:span><text:span text:style-name="T11">(tipo 2)</text:span><text:span text:style-name="T10">, virus epatici (B)</text:span></text:p>
            </text:list-item>
            <text:list-item>
              <text:p text:style-name="P29">Inoculazione diretta → MO inoculato nei tessuti da morso animale infetto (virus della rabbia) o puntura di artropode ematofago nutrito del sangue di un soggetto infetto</text:p>
            </text:list-item>
            <text:list-item>
              <text:p text:style-name="P30">Penetrazione traumatica</text:p>
            </text:list-item>
          </text:list>
        </text:list-item>
      </text:list>
      <text:p text:style-name="P1"/>
      <text:p text:style-name="P31">Malattia → richiede un’infezione</text:p>
      <text:list text:style-name="L7">
        <text:list-item>
          <text:p text:style-name="P32">Comparsa di segni e sintomi</text:p>
        </text:list-item>
        <text:list-item>
          <text:p text:style-name="P33">Dipende da </text:p>
          <text:list>
            <text:list-item>
              <text:p text:style-name="P33">Numero dei MO infettanti</text:p>
            </text:list-item>
            <text:list-item>
              <text:p text:style-name="P33">Virulenza</text:p>
            </text:list-item>
            <text:list-item>
              <text:p text:style-name="P33">Stato immunitario dell’ospite</text:p>
            </text:list-item>
            <text:list-item>
              <text:p text:style-name="P33"><text:soft-page-break/>Via di entrata e localizzazione del MO nell’ospite</text:p>
            </text:list-item>
          </text:list>
        </text:list-item>
        <text:list-item>
          <text:p text:style-name="P34">Periodo di incubazione</text:p>
        </text:list-item>
        <text:list-item>
          <text:p text:style-name="P35">Trasmissione <text:span text:style-name="T12">interumana</text:span></text:p>
          <text:list>
            <text:list-item>
              <text:p text:style-name="P35">Orizzontale</text:p>
              <text:list>
                <text:list-item>
                  <text:p text:style-name="P36">Contiguità spaziale</text:p>
                </text:list-item>
                <text:list-item>
                  <text:p text:style-name="P36">Interpersonali</text:p>
                </text:list-item>
                <text:list-item>
                  <text:p text:style-name="P36">Diretti/mediati</text:p>
                </text:list-item>
              </text:list>
            </text:list-item>
            <text:list-item>
              <text:p text:style-name="P35">Verticale → <text:span text:style-name="T13">madre – feto</text:span></text:p>
              <text:list>
                <text:list-item>
                  <text:p text:style-name="P37">Diaplacentare/congenita → <text:span text:style-name="T12">attraverso il cordone ombelicale</text:span></text:p>
                </text:list-item>
                <text:list-item>
                  <text:p text:style-name="P37">Perinatale → <text:span text:style-name="T12">attraverso il canale del parto</text:span></text:p>
                </text:list-item>
                <text:list-item>
                  <text:p text:style-name="P37">Postnatale → <text:span text:style-name="T12">attraverso l’allattamento </text:span></text:p>
                </text:list-item>
                <text:list-item>
                  <text:p text:style-name="P38">Ricerca nella gravidanza di anticorpi <text:span text:style-name="T14">IgM (memoria in atto) e IgG (anticorpi di memoria) </text:span>nel complesso ToRCH (Toxoplasma gondii <text:span text:style-name="T15">(portatori i gatti)</text:span>, Rosolia, Citomegalovirus, Herpes simplex<text:span text:style-name="T16">) </text:span></text:p>
                </text:list-item>
              </text:list>
            </text:list-item>
          </text:list>
        </text:list-item>
      </text:list>
      <text:p text:style-name="P39"/>
      <text:p text:style-name="P39">Difese immunitarie</text:p>
      <text:list text:style-name="L8">
        <text:list-item>
          <text:p text:style-name="P40">Costitutive innate “non specifiche”</text:p>
          <text:list>
            <text:list-item>
              <text:p text:style-name="P41">Sempre presenti</text:p>
            </text:list-item>
            <text:list-item>
              <text:p text:style-name="P41">Efficaci contro gran parte degli agenti infettanti</text:p>
            </text:list-item>
            <text:list-item>
              <text:p text:style-name="P42">Barriere meccaniche <text:span text:style-name="T17">(mucose, cute)</text:span></text:p>
              <text:list>
                <text:list-item>
                  <text:p text:style-name="P43">Cute → costituita da cellule morte, secca, debolmente acida e ricca in cheratina</text:p>
                  <text:list>
                    <text:list-item>
                      <text:p text:style-name="P44">SALT → Skin Associated Linfoid Tissutale</text:p>
                      <text:list>
                        <text:list-item>
                          <text:p text:style-name="P45">Cellule di Langerhans (cellula sentinella in grado di fagocitare MO patogeno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Microbiota</text:p>
            </text:list-item>
            <text:list-item>
              <text:p text:style-name="P46">Fattori solubili <text:span text:style-name="T18">(lisozima → nelle lacrime, saliva e secrezioni)</text:span></text:p>
            </text:list-item>
            <text:list-item>
              <text:p text:style-name="P46">Fagociti professionali <text:span text:style-name="T19">(PMN e macrofagi)</text:span></text:p>
            </text:list-item>
            <text:list-item>
              <text:p text:style-name="P46">Cellule Natural Killer (<text:span text:style-name="T20">cellule </text:span>NK)</text:p>
            </text:list-item>
            <text:list-item>
              <text:p text:style-name="P46">Febbre e attivazione processo infiammatorio</text:p>
            </text:list-item>
          </text:list>
        </text:list-item>
        <text:list-item>
          <text:p text:style-name="P40">Inducibili “specifiche”</text:p>
          <text:list>
            <text:list-item>
              <text:p text:style-name="P41">Indotte in risposta immunitari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a3c3" officeooo:paragraph-rsid="001ba3c3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ba3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icrobiologia generale e clinica</text:p>
      </style:header>
      <style:footer>
        <text:p text:style-name="MP2"><text:bookmark-start text:name="PageNumWizard_FOOTER_Stile di pagina predefinito1"/><text:page-number text:select-page="current">3</text:page-number><text:s/><text:span text:style-name="MT1">di</text:span> <text:page-count>3</text:page-count><text:bookmark-end text:name="PageNumWizard_FOOTER_Stile di pagina predefinit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8T08:27:42.184000000</meta:creation-date>
    <dc:date>2025-03-10T09:31:47.389000000</dc:date>
    <meta:editing-duration>PT3H20M42S</meta:editing-duration>
    <meta:editing-cycles>57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96" meta:word-count="791" meta:character-count="5208" meta:non-whitespace-character-count="4586"/>
  </office:meta>
</office:document-meta>
</file>